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173cm" fo:margin-left="-0.176cm" fo:margin-right="0.004cm" table:align="margins" style:writing-mode="lr-tb"/>
    </style:style>
    <style:style style:name="Tabla1.A" style:family="table-column">
      <style:table-column-properties style:column-width="5.084cm" style:rel-column-width="19396*"/>
    </style:style>
    <style:style style:name="Tabla1.B" style:family="table-column">
      <style:table-column-properties style:column-width="5.295cm" style:rel-column-width="20204*"/>
    </style:style>
    <style:style style:name="Tabla1.C" style:family="table-column">
      <style:table-column-properties style:column-width="6.796cm" style:rel-column-width="25935*"/>
    </style:style>
    <style:style style:name="Tabla1.1" style:family="table-row">
      <style:table-row-properties style:min-row-height="0.492cm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none" style:writing-mode="lr-tb"/>
    </style:style>
    <style:style style:name="Tabla1.C1" style:family="table-cell" style:data-style-name="N37">
      <style:table-cell-properties style:vertical-align="top" fo:padding-left="0.123cm" fo:padding-right="0.123cm" fo:padding-top="0cm" fo:padding-bottom="0cm" fo:border-left="none" fo:border-right="2.5pt solid #000000" fo:border-top="2.5pt solid #000000" fo:border-bottom="none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2.5pt solid #000000" fo:border-right="none" fo:border-top="none" fo:border-bottom="none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none" fo:border-right="2.5pt solid #000000" fo:border-top="none" fo:border-bottom="none" style:writing-mode="lr-tb"/>
    </style:style>
    <style:style style:name="Tabla1.3" style:family="table-row">
      <style:table-row-properties fo:keep-together="always"/>
    </style:style>
    <style:style style:name="Tabla1.A3" style:family="table-cell">
      <style:table-cell-properties style:vertical-align="top" fo:padding-left="0.123cm" fo:padding-right="0.123cm" fo:padding-top="0cm" fo:padding-bottom="0cm" fo:border-left="2.5pt solid #000000" fo:border-right="none" fo:border-top="none" fo:border-bottom="none" style:writing-mode="lr-tb"/>
    </style:style>
    <style:style style:name="Tabla1.C3" style:family="table-cell">
      <style:table-cell-properties style:vertical-align="top" fo:padding-left="0.123cm" fo:padding-right="0.123cm" fo:padding-top="0cm" fo:padding-bottom="0cm" fo:border-left="none" fo:border-right="2.5pt solid #000000" fo:border-top="none" fo:border-bottom="none" style:writing-mode="lr-tb"/>
    </style:style>
    <style:style style:name="Tabla1.4" style:family="table-row">
      <style:table-row-properties style:min-row-height="0.635cm" fo:keep-together="always"/>
    </style:style>
    <style:style style:name="Tabla1.A4" style:family="table-cell">
      <style:table-cell-properties style:vertical-align="top" fo:padding-left="0.123cm" fo:padding-right="0.123cm" fo:padding-top="0cm" fo:padding-bottom="0cm" fo:border-left="2.5pt solid #000000" fo:border-right="none" fo:border-top="none" fo:border-bottom="2.5pt solid #000000" style:writing-mode="lr-tb"/>
    </style:style>
    <style:style style:name="Tabla1.C4" style:family="table-cell">
      <style:table-cell-properties style:vertical-align="top" fo:padding-left="0.123cm" fo:padding-right="0.123cm" fo:padding-top="0cm" fo:padding-bottom="0cm" fo:border-left="none" fo:border-right="2.5pt solid #000000" fo:border-top="none" fo:border-bottom="2.5pt solid #000000" style:writing-mode="lr-tb"/>
    </style:style>
    <style:style style:name="Tabla2" style:family="table">
      <style:table-properties style:width="15.173cm" fo:margin-left="1.838cm" fo:margin-right="-0.011cm" table:align="margins"/>
    </style:style>
    <style:style style:name="Tabla2.A" style:family="table-column">
      <style:table-column-properties style:column-width="3.808cm" style:rel-column-width="16448*"/>
    </style:style>
    <style:style style:name="Tabla2.B" style:family="table-column">
      <style:table-column-properties style:column-width="5.671cm" style:rel-column-width="24493*"/>
    </style:style>
    <style:style style:name="Tabla2.C" style:family="table-column">
      <style:table-column-properties style:column-width="5.694cm" style:rel-column-width="24594*"/>
    </style:style>
    <style:style style:name="Tabla2.1" style:family="table-row">
      <style:table-row-properties style:row-height="0.5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358cm" fo:margin-left="1.231cm" fo:margin-right="2.411cm" table:align="margins"/>
    </style:style>
    <style:style style:name="Tabla3.A" style:family="table-column">
      <style:table-column-properties style:column-width="1.783cm" style:rel-column-width="8748*"/>
    </style:style>
    <style:style style:name="Tabla3.B" style:family="table-column">
      <style:table-column-properties style:column-width="1.894cm" style:rel-column-width="9294*"/>
    </style:style>
    <style:style style:name="Tabla3.C" style:family="table-column">
      <style:table-column-properties style:column-width="1.418cm" style:rel-column-width="6957*"/>
    </style:style>
    <style:style style:name="Tabla3.D" style:family="table-column">
      <style:table-column-properties style:column-width="1.528cm" style:rel-column-width="7494*"/>
    </style:style>
    <style:style style:name="Tabla3.E" style:family="table-column">
      <style:table-column-properties style:column-width="1.988cm" style:rel-column-width="9752*"/>
    </style:style>
    <style:style style:name="Tabla3.F" style:family="table-column">
      <style:table-column-properties style:column-width="2.099cm" style:rel-column-width="10297*"/>
    </style:style>
    <style:style style:name="Tabla3.G" style:family="table-column">
      <style:table-column-properties style:column-width="2.648cm" style:rel-column-width="1299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snap-to-layout-grid="false"/>
      <style:text-properties style:font-name="Liberation Serif" fo:font-size="12pt" fo:font-weight="bold" style:font-size-asian="12pt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style:font-name="Liberation Serif" fo:font-size="12pt" fo:font-weight="bold" style:font-size-asian="12pt" style:font-weight-asian="bold"/>
    </style:style>
    <style:style style:name="P3" style:family="paragraph" style:parent-style-name="Standard">
      <style:text-properties style:font-name="Liberation Serif" fo:font-size="10.5pt" style:text-underline-style="none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officeooo:paragraph-rsid="00059653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0pt" style:text-underline-style="none" fo:font-weight="normal" officeooo:rsid="00023041" officeooo:paragraph-rsid="00023041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023041" officeooo:paragraph-rsid="00023041" style:font-size-asian="10pt" style:font-name-complex="Arial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officeooo:paragraph-rsid="000428e4" style:font-size-asian="8pt" style:font-name-complex="Arial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officeooo:rsid="000428e4" officeooo:paragraph-rsid="000428e4" style:font-size-asian="8pt" style:font-name-complex="Arial" style:font-size-complex="8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7" style:family="paragraph" style:parent-style-name="Standard" style:list-style-name="L9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8" style:family="paragraph" style:parent-style-name="Standard" style:list-style-name="L10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9" style:family="paragraph" style:parent-style-name="Standard" style:list-style-name="L5">
      <style:paragraph-properties fo:text-align="justify" style:justify-single-word="false"/>
      <style:text-properties style:font-name="Arial" fo:font-size="10pt" officeooo:rsid="00059653" officeooo:paragraph-rsid="00059653" style:font-size-asian="10pt" style:font-size-complex="10pt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Arial" fo:font-size="10pt" officeooo:rsid="00059653" style:font-size-asian="10pt" style:font-size-complex="10pt"/>
    </style:style>
    <style:style style:name="P31" style:family="paragraph" style:parent-style-name="Standard" style:list-style-name="L6">
      <style:paragraph-properties fo:text-align="justify" style:justify-single-word="false"/>
      <style:text-properties style:font-name="Arial" fo:font-size="10pt" officeooo:rsid="00059653" officeooo:paragraph-rsid="00059653" style:font-size-asian="10pt" style:font-size-complex="10pt"/>
    </style:style>
    <style:style style:name="P32" style:family="paragraph" style:parent-style-name="Standard" style:list-style-name="L7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 style:list-style-name="L8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 style:list-style-name="L1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 style:list-style-name="L12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Arial" fo:font-size="10pt" style:font-size-asian="10pt" style:font-size-complex="10pt"/>
    </style:style>
    <style:style style:name="P37" style:family="paragraph" style:parent-style-name="Standard" style:list-style-name="L13">
      <style:paragraph-properties fo:margin-left="1.251cm" fo:margin-right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8696"/>
    </style:style>
    <style:style style:name="T3" style:family="text">
      <style:text-properties officeooo:rsid="0002304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59653"/>
    </style:style>
    <style:style style:name="T6" style:family="text">
      <style:text-properties officeooo:rsid="0006c846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513cm" fo:min-width="0.4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515cm" fo:min-width="0.4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512cm" fo:min-width="0.4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66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661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66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6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6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6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38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1">Redes Locales</text:p>
          </table:table-cell>
          <table:covered-table-cell/>
          <table:table-cell table:style-name="Tabla1.C1" office:value-type="date" office:date-value="2017-01-25">
            <text:p text:style-name="P2">2<text:span text:style-name="T5">5</text:span>/01/1<text:span text:style-name="T5">7</text:span></text:p>
          </table:table-cell>
        </table:table-row>
        <table:table-row table:style-name="Tabla1.2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3" office:value-type="string">
            <text:p text:style-name="P2"/>
          </table:table-cell>
        </table:table-row>
        <table:table-row table:style-name="Tabla1.3">
          <table:table-cell table:style-name="Tabla1.A3" table:number-columns-spanned="2" office:value-type="string">
            <text:p text:style-name="P1">Examen Ud. 3. Protocolo TCP/IP</text:p>
          </table:table-cell>
          <table:covered-table-cell/>
          <table:table-cell table:style-name="Tabla1.C3" office:value-type="string">
            <text:p text:style-name="P2"/>
          </table:table-cell>
        </table:table-row>
        <table:table-row table:style-name="Tabla1.4">
          <table:table-cell table:style-name="Tabla1.A4" table:number-columns-spanned="2" office:value-type="string">
            <text:p text:style-name="P1">C.G.M. Sistemas Microinformáticos y Redes</text:p>
          </table:table-cell>
          <table:covered-table-cell/>
          <table:table-cell table:style-name="Tabla1.C4" office:value-type="string">
            <text:p text:style-name="P2">I.E.S. Gonzalo Nazareno</text:p>
          </table:table-cell>
        </table:table-row>
      </table:table>
      <text:p text:style-name="P3"/>
      <text:p text:style-name="P5">Cuestiones:</text:p>
      <text:p text:style-name="P6"/>
      <text:list xml:id="list3203802990" text:style-name="L1">
        <text:list-item>
          <text:p text:style-name="P24">Dí en que nivel del protocolo TCP/IP se realiza cada una de las siguientes funciones (1 punto) (Cada fallo o respuesta en blanco quita 0,25 p.)</text:p>
        </text:list-item>
      </text:list>
      <text:p text:style-name="P9"/>
      <text:list xml:id="list2375458105" text:style-name="L2">
        <text:list-item>
          <text:p text:style-name="P36">Interconectar una red Ethernet y una red Wifi.</text:p>
        </text:list-item>
        <text:list-item>
          <text:p text:style-name="P36">Reordenar los paquetes que han llegado por diferentes rutas.</text:p>
        </text:list-item>
        <text:list-item>
          <text:p text:style-name="P36">Calcular el CRC de una trama.</text:p>
        </text:list-item>
        <text:list-item>
          <text:p text:style-name="P36">Garantizar que la información llega al programa desde el que se pidió.</text:p>
        </text:list-item>
        <text:list-item>
          <text:p text:style-name="P36">Evitar mandar paquetes a un router averiado.</text:p>
        </text:list-item>
        <text:list-item>
          <text:p text:style-name="P36">Retransmitir tramas perdidas.</text:p>
        </text:list-item>
        <text:list-item>
          <text:p text:style-name="P36">Definir qué métodos hay para pedir una página Web a un servidor Web.</text:p>
        </text:list-item>
        <text:list-item>
          <text:p text:style-name="P36">Esperar turno de transmisión en una red de paso de testigo.</text:p>
        </text:list-item>
      </text:list>
      <text:p text:style-name="P12"/>
      <text:list xml:id="list729590830" text:style-name="L3">
        <text:list-item>
          <text:p text:style-name="P25">Dí para que sirve una tabla de enrutamiento y en qué nivel se utiliza. ¿Qué comando usarías en Windows para ver su contenido? ¿Y en Linux? (0,5 p.)</text:p>
        </text:list-item>
      </text:list>
      <text:p text:style-name="P9"/>
      <text:list xml:id="list2008705837" text:style-name="L4">
        <text:list-item>
          <text:p text:style-name="P26"><text:span text:style-name="T5">Un ordenador tiene la IP 169.254.1.3. Explica con todo detalle cuales han sido los pasos hasta tener esa IP. </text:span>(0,<text:span text:style-name="T5">5</text:span> p.)</text:p>
          <text:p text:style-name="P26"/>
        </text:list-item>
      </text:list>
      <text:list xml:id="list3661205836" text:style-name="L5">
        <text:list-item>
          <text:p text:style-name="P29">Define los siguientes conceptos: (0,75 puntos)</text:p>
        </text:list-item>
      </text:list>
      <text:p text:style-name="P10"/>
      <text:list xml:id="list3574897215" text:style-name="L6">
        <text:list-item>
          <text:p text:style-name="P31">Puerta de Enlace</text:p>
        </text:list-item>
        <text:list-item>
          <text:p text:style-name="P31">Puerto</text:p>
        </text:list-item>
        <text:list-item>
          <text:p text:style-name="P30">DNAT</text:p>
        </text:list-item>
      </text:list>
      <text:p text:style-name="P9"/>
      <text:list xml:id="list1506368930" text:style-name="L7">
        <text:list-item>
          <text:p text:style-name="P32">Sospechas que tu ordenador se ha convertido en un zombie o bot, esto es, está siendo utilizado sin que tu lo sepas para que se ejecute un programa que realiza ataques informáticos. ¿Qué comando usarías para comprobar si estás en lo cierto o no? ¿Porqué? (0,5 p.)</text:p>
          <text:p text:style-name="P32"/>
        </text:list-item>
      </text:list>
      <text:list xml:id="list236982491" text:style-name="L8">
        <text:list-item>
          <text:p text:style-name="P33">¿Cómo puedes averiguar en una máquina Linux sin interfaz gráfico cuáles son los servidores DNS que tiene configurados? (0,5 puntos)</text:p>
        </text:list-item>
      </text:list>
      <text:p text:style-name="P11"/>
      <text:p text:style-name="P5">Problemas:</text:p>
      <text:p text:style-name="P4"/>
      <text:list xml:id="list136532371" text:style-name="L9">
        <text:list-item>
          <text:p text:style-name="P27">Un cliente de mi red tiene la siguiente configuración:</text:p>
        </text:list-item>
      </text:list>
      <text:p text:style-name="P9"/>
      <text:p text:style-name="P13">Dirección IP: 192.168.3.1</text:p>
      <text:p text:style-name="P13">Máscara de red: 255.255.25<text:span text:style-name="T5">2</text:span>.0</text:p>
      <text:p text:style-name="P13">Puerta de Enlace: 192.168.1.1 /<text:span text:style-name="T5">22</text:span></text:p>
      <text:p text:style-name="P13">DNS primario: 8.8.8.8</text:p>
      <text:p text:style-name="P13">DNS secundario: 4.4.4.4</text:p>
      <text:p text:style-name="P9"/>
      <text:p text:style-name="P13">Responde a las siguientes preguntas, <text:span text:style-name="T1">justificando</text:span> tus respuestas:</text:p>
      <text:p text:style-name="P13"/>
      <text:p text:style-name="P13">a) ¿Se podrá comunicar con un PC con la misma máscara de red e IP 192.169.3.2? Si no es así, ¿qué cambios podrías hacer? (0,5 p.)</text:p>
      <text:p text:style-name="P13"/>
      <text:p text:style-name="P13">b) ¿Podrá navegar por Internet normalmente? Si no es así, ¿qué cambios harías? (0,25 p.)</text:p>
      <text:p text:style-name="P13"/>
      <text:p text:style-name="P13">c) ¿Podrá navegar por Internet normalmente si el ordenador con IP 8.8.8.8 se encuentra apagado? <text:span text:style-name="T6">¿Porqué? </text:span><text:s/>(0,5 p.)</text:p>
      <text:p text:style-name="P9"/>
      <text:list xml:id="list1013149765" text:style-name="L10">
        <text:list-item>
          <text:p text:style-name="P28">¿Cuáles de los siguientes valores pueden aparecer en el campo puerto destino de una trama construida por un cliente? ¿Porqué? (0,5 p.)</text:p>
        </text:list-item>
      </text:list>
      <text:p text:style-name="P9"/>
      <text:p text:style-name="P13">a. 100<text:tab/><text:tab/>b. 300<text:tab/><text:tab/>c. 45065<text:tab/><text:tab/>d.69830</text:p>
      <text:list xml:id="list3323512485" text:style-name="L11">
        <text:list-item>
          <text:p text:style-name="P34">Si mi dirección IP es 192.133.14.33 y la máscara es /27:</text:p>
        </text:list-item>
      </text:list>
      <text:p text:style-name="P11"><text:soft-page-break/></text:p>
      <text:p text:style-name="P11"><text:tab/>a) <text:span text:style-name="T2">Di</text:span> si es una IP pública o privada. (0,25 puntos)</text:p>
      <text:p text:style-name="P11"><text:tab/>b) Escribe la máscara en notación decimal puntuada. (0,25 puntos)</text:p>
      <text:p text:style-name="P11"><text:tab/>c) Halla la dirección de red de tu red. (0,25 puntos)</text:p>
      <text:p text:style-name="P11"><text:tab/>d) Halla la dirección de difusión de tu red. (0,25 puntos)</text:p>
      <text:p text:style-name="P11"><text:tab/>e) <text:span text:style-name="T2">Di</text:span> cuántos ordenadores puede haber como máximo en tu red. (0, 25 puntos)</text:p>
      <text:p text:style-name="P11"><text:tab/>f) ¿Estás en la misma red que la máquina 192.133.14.67? ¿Porqué? (0,25 puntos)</text:p>
      <text:p text:style-name="P8"/>
      <text:list xml:id="list1113935039" text:style-name="L12">
        <text:list-item>
          <text:p text:style-name="P35"><draw:g text:anchor-type="paragraph" draw:z-index="0" draw:style-name="gr1"><draw:custom-shape draw:style-name="gr2" draw:text-style-name="P39" svg:width="1.301cm" svg:height="1.079cm" svg:x="5.742cm" svg:y="4.609cm"><text:p text:style-name="P38"><text:span text:style-name="T7">R</text:span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9" svg:width="1.301cm" svg:height="1.08cm" svg:x="8.495cm" svg:y="4.553cm"><text:p text:style-name="P38"><text:span text:style-name="T7">R</text:span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9" svg:width="1.301cm" svg:height="1.077cm" svg:x="8.441cm" svg:y="2.288cm"><text:p text:style-name="P38"><text:span text:style-name="T7">R</text:span><text:span text:style-name="T7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9" svg:width="1.301cm" svg:height="1.08cm" svg:x="11.242cm" svg:y="4.526cm"><text:p text:style-name="P38"><text:span text:style-name="T7">R</text:span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9" svg:width="0.999cm" svg:height="0.914cm" svg:x="1.542cm" svg:y="4.692cm"><text:p text:style-name="P38"><text:span text:style-name="T7">A</text:span></text:p><draw:enhanced-geometry svg:viewBox="0 0 21600 21600" draw:type="rectangle" draw:enhanced-path="M 0 0 L 21600 0 21600 21600 0 21600 0 0 Z N"/></draw:custom-shape><draw:custom-shape draw:style-name="gr6" draw:text-style-name="P39" svg:width="1.001cm" svg:height="0.913cm" svg:x="8.541cm" svg:y="0.129cm"><text:p text:style-name="P38"><text:span text:style-name="T7">B</text:span></text:p><draw:enhanced-geometry svg:viewBox="0 0 21600 21600" draw:type="rectangle" draw:enhanced-path="M 0 0 L 21600 0 21600 21600 0 21600 0 0 Z N"/></draw:custom-shape><draw:custom-shape draw:style-name="gr7" draw:text-style-name="P39" svg:width="1.001cm" svg:height="0.914cm" svg:x="15.741cm" svg:y="4.609cm"><text:p text:style-name="P38"><text:span text:style-name="T7">C</text:span></text:p><draw:enhanced-geometry svg:viewBox="0 0 21600 21600" draw:type="rectangle" draw:enhanced-path="M 0 0 L 21600 0 21600 21600 0 21600 0 0 Z N"/></draw:custom-shape><draw:line draw:style-name="gr8" draw:text-style-name="P40" svg:x1="2.541cm" svg:y1="5.191cm" svg:x2="5.741cm" svg:y2="5.191cm"><text:p/></draw:line><draw:line draw:style-name="gr8" draw:text-style-name="P40" svg:x1="7.045cm" svg:y1="5.191cm" svg:x2="8.545cm" svg:y2="5.191cm"><text:p/></draw:line><draw:line draw:style-name="gr8" draw:text-style-name="P40" svg:x1="9.841cm" svg:y1="5.108cm" svg:x2="11.241cm" svg:y2="5.108cm"><text:p/></draw:line><draw:line draw:style-name="gr8" draw:text-style-name="P40" svg:x1="12.543cm" svg:y1="5.108cm" svg:x2="15.743cm" svg:y2="5.108cm"><text:p/></draw:line><draw:line draw:style-name="gr8" draw:text-style-name="P40" svg:x1="9.144cm" svg:y1="4.526cm" svg:x2="9.144cm" svg:y2="3.364cm"><text:p/></draw:line><draw:line draw:style-name="gr8" draw:text-style-name="P40" svg:x1="9.041cm" svg:y1="1.041cm" svg:x2="9.041cm" svg:y2="2.286cm"><text:p/></draw:line><draw:frame draw:style-name="gr9" draw:text-style-name="P42" svg:width="1.2cm" svg:height="0.87cm" svg:x="2.442cm" svg:y="4.775cm"><draw:text-box><text:p text:style-name="P41"><text:span text:style-name="T8">eth0</text:span></text:p></draw:text-box></draw:frame><draw:frame draw:style-name="gr10" draw:text-style-name="P42" svg:width="1.2cm" svg:height="0.872cm" svg:x="4.742cm" svg:y="4.736cm"><draw:text-box><text:p text:style-name="P41"><text:span text:style-name="T8">eth0</text:span></text:p></draw:text-box></draw:frame><draw:frame draw:style-name="gr9" draw:text-style-name="P42" svg:width="1.2cm" svg:height="0.87cm" svg:x="9.642cm" svg:y="4.692cm"><draw:text-box><text:p text:style-name="P41"><text:span text:style-name="T8">eth1</text:span></text:p></draw:text-box></draw:frame><draw:frame draw:style-name="gr9" draw:text-style-name="P42" svg:width="1.202cm" svg:height="0.87cm" svg:x="6.841cm" svg:y="4.775cm"><draw:text-box><text:p text:style-name="P41"><text:span text:style-name="T8">eth1</text:span></text:p></draw:text-box></draw:frame><draw:frame draw:style-name="gr10" draw:text-style-name="P42" svg:width="1.2cm" svg:height="0.872cm" svg:x="8.841cm" svg:y="1.914cm"><draw:text-box><text:p text:style-name="P41"><text:span text:style-name="T8">eth1</text:span></text:p></draw:text-box></draw:frame><draw:frame draw:style-name="gr9" draw:text-style-name="P42" svg:width="1.2cm" svg:height="0.87cm" svg:x="8.841cm" svg:y="0.958cm"><draw:text-box><text:p text:style-name="P41"><text:span text:style-name="T8">eth0</text:span></text:p></draw:text-box></draw:frame><draw:frame draw:style-name="gr9" draw:text-style-name="P42" svg:width="1.202cm" svg:height="0.87cm" svg:x="12.341cm" svg:y="4.653cm"><draw:text-box><text:p text:style-name="P41"><text:span text:style-name="T8">eth1</text:span></text:p></draw:text-box></draw:frame><draw:frame draw:style-name="gr9" draw:text-style-name="P42" svg:width="1.2cm" svg:height="0.87cm" svg:x="14.741cm" svg:y="4.692cm"><draw:text-box><text:p text:style-name="P41"><text:span text:style-name="T8">eth0</text:span></text:p></draw:text-box></draw:frame><draw:frame draw:style-name="gr9" draw:text-style-name="P42" svg:width="1.2cm" svg:height="0.87cm" svg:x="10.342cm" svg:y="5.024cm"><draw:text-box><text:p text:style-name="P41"><text:span text:style-name="T8">eth0</text:span></text:p></draw:text-box></draw:frame><draw:frame draw:style-name="gr9" draw:text-style-name="P42" svg:width="1.2cm" svg:height="0.87cm" svg:x="7.541cm" svg:y="5.151cm"><draw:text-box draw:corner-radius="0.101cm"><text:p text:style-name="P41"><text:span text:style-name="T8">eth0</text:span></text:p></draw:text-box></draw:frame><draw:frame draw:style-name="gr11" draw:text-style-name="P42" svg:width="1.202cm" svg:height="0.869cm" svg:x="8.141cm" svg:y="3.242cm"><draw:text-box><text:p text:style-name="P41"><text:span text:style-name="T8">eth0</text:span></text:p></draw:text-box></draw:frame><draw:frame draw:style-name="gr12" draw:text-style-name="P42" svg:width="1.202cm" svg:height="0.789cm" svg:x="8.141cm" svg:y="4.11cm"><draw:text-box><text:p text:style-name="P41"><text:span text:style-name="T8">eth2</text:span></text:p></draw:text-box></draw:frame></draw:g>En el <text:span text:style-name="T3">s</text:span>iguiente escenario: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donde: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8">Máquina(Tarjeta)</text:p>
          </table:table-cell>
          <table:table-cell table:style-name="Tabla2.A1" office:value-type="string">
            <text:p text:style-name="P18">IP</text:p>
          </table:table-cell>
          <table:table-cell table:style-name="Tabla2.C1" office:value-type="string">
            <text:p text:style-name="P18">MAC</text:p>
          </table:table-cell>
        </table:table-row>
        <table:table-row table:style-name="Tabla2.1">
          <table:table-cell table:style-name="Tabla2.A2" office:value-type="string">
            <text:p text:style-name="P18">A</text:p>
          </table:table-cell>
          <table:table-cell table:style-name="Tabla2.A2" office:value-type="string">
            <text:p text:style-name="P18">192.168.1.3<text:span text:style-name="T3">5</text:span> /2<text:span text:style-name="T3">7</text:span></text:p>
          </table:table-cell>
          <table:table-cell table:style-name="Tabla2.C2" office:value-type="string">
            <text:p text:style-name="P18">00:0A:0A:0A:0A:0A</text:p>
          </table:table-cell>
        </table:table-row>
        <table:table-row table:style-name="Tabla2.1">
          <table:table-cell table:style-name="Tabla2.A2" office:value-type="string">
            <text:p text:style-name="P18">B</text:p>
          </table:table-cell>
          <table:table-cell table:style-name="Tabla2.A2" office:value-type="string">
            <text:p text:style-name="P18"><text:span text:style-name="T3">8.8.8.8</text:span> /<text:span text:style-name="T3">6</text:span></text:p>
          </table:table-cell>
          <table:table-cell table:style-name="Tabla2.C2" office:value-type="string">
            <text:p text:style-name="P18">00:0B:0B:0B:0B:0B</text:p>
          </table:table-cell>
        </table:table-row>
        <table:table-row table:style-name="Tabla2.1">
          <table:table-cell table:style-name="Tabla2.A2" office:value-type="string">
            <text:p text:style-name="P19">C</text:p>
          </table:table-cell>
          <table:table-cell table:style-name="Tabla2.A2" office:value-type="string">
            <text:p text:style-name="P19">172.22.4.45 /21</text:p>
          </table:table-cell>
          <table:table-cell table:style-name="Tabla2.C2" office:value-type="string">
            <text:p text:style-name="P19">0C:0C:0C:0C:0C:0C</text:p>
          </table:table-cell>
        </table:table-row>
        <table:table-row table:style-name="Tabla2.1">
          <table:table-cell table:style-name="Tabla2.A2" office:value-type="string">
            <text:p text:style-name="P18">R1 (eth0)</text:p>
          </table:table-cell>
          <table:table-cell table:style-name="Tabla2.A2" office:value-type="string">
            <text:p text:style-name="P18">192.168.1.1 /2<text:span text:style-name="T3">7</text:span></text:p>
          </table:table-cell>
          <table:table-cell table:style-name="Tabla2.C2" office:value-type="string">
            <text:p text:style-name="P18">00:10:10:10:10:10</text:p>
          </table:table-cell>
        </table:table-row>
        <table:table-row table:style-name="Tabla2.1">
          <table:table-cell table:style-name="Tabla2.A2" office:value-type="string">
            <text:p text:style-name="P18">R1 (eth1)</text:p>
          </table:table-cell>
          <table:table-cell table:style-name="Tabla2.A2" office:value-type="string">
            <text:p text:style-name="P19">30.0.0.1 /8</text:p>
          </table:table-cell>
          <table:table-cell table:style-name="Tabla2.C2" office:value-type="string">
            <text:p text:style-name="P18">00:11:11:11:11:11</text:p>
          </table:table-cell>
        </table:table-row>
        <table:table-row table:style-name="Tabla2.1">
          <table:table-cell table:style-name="Tabla2.A2" office:value-type="string">
            <text:p text:style-name="P18">R<text:span text:style-name="T3">2</text:span> (eth<text:span text:style-name="T3">0</text:span>)</text:p>
          </table:table-cell>
          <table:table-cell table:style-name="Tabla2.A2" office:value-type="string">
            <text:p text:style-name="P19">30.0.0.2 /8</text:p>
          </table:table-cell>
          <table:table-cell table:style-name="Tabla2.C2" office:value-type="string">
            <text:p text:style-name="P18">00:<text:span text:style-name="T3">20</text:span>:<text:span text:style-name="T3">20</text:span>:<text:span text:style-name="T3">20</text:span>:<text:span text:style-name="T3">20</text:span>:<text:span text:style-name="T3">20</text:span></text:p>
          </table:table-cell>
        </table:table-row>
        <table:table-row table:style-name="Tabla2.1">
          <table:table-cell table:style-name="Tabla2.A2" office:value-type="string">
            <text:p text:style-name="P18">R2 (eth<text:span text:style-name="T3">1</text:span>)</text:p>
          </table:table-cell>
          <table:table-cell table:style-name="Tabla2.A2" office:value-type="string">
            <text:p text:style-name="P19">40.0.0.1 /8</text:p>
          </table:table-cell>
          <table:table-cell table:style-name="Tabla2.C2" office:value-type="string">
            <text:p text:style-name="P18">00:2<text:span text:style-name="T3">1</text:span>:2<text:span text:style-name="T3">1</text:span>:2<text:span text:style-name="T3">1</text:span>:2<text:span text:style-name="T3">1</text:span>:2<text:span text:style-name="T3">1</text:span></text:p>
          </table:table-cell>
        </table:table-row>
        <table:table-row table:style-name="Tabla2.1">
          <table:table-cell table:style-name="Tabla2.A2" office:value-type="string">
            <text:p text:style-name="P18">R2 (eth<text:span text:style-name="T3">2</text:span>)</text:p>
          </table:table-cell>
          <table:table-cell table:style-name="Tabla2.A2" office:value-type="string">
            <text:p text:style-name="P19">50.0.0.1 /8</text:p>
          </table:table-cell>
          <table:table-cell table:style-name="Tabla2.C2" office:value-type="string">
            <text:p text:style-name="P18">00:2<text:span text:style-name="T3">2</text:span>:2<text:span text:style-name="T3">2</text:span>:2<text:span text:style-name="T3">2</text:span>:2<text:span text:style-name="T3">2</text:span>:2<text:span text:style-name="T3">2</text:span></text:p>
          </table:table-cell>
        </table:table-row>
        <table:table-row table:style-name="Tabla2.1">
          <table:table-cell table:style-name="Tabla2.A2" office:value-type="string">
            <text:p text:style-name="P18">R3 (eth0)</text:p>
          </table:table-cell>
          <table:table-cell table:style-name="Tabla2.A2" office:value-type="string">
            <text:p text:style-name="P19">50.0.0.2 /8</text:p>
          </table:table-cell>
          <table:table-cell table:style-name="Tabla2.C2" office:value-type="string">
            <text:p text:style-name="P18">00:30:30:30:30:30</text:p>
          </table:table-cell>
        </table:table-row>
        <table:table-row table:style-name="Tabla2.1">
          <table:table-cell table:style-name="Tabla2.A2" office:value-type="string">
            <text:p text:style-name="P18">R3 (eth1)</text:p>
          </table:table-cell>
          <table:table-cell table:style-name="Tabla2.A2" office:value-type="string">
            <text:p text:style-name="P19">12.0.0.1 /6</text:p>
          </table:table-cell>
          <table:table-cell table:style-name="Tabla2.C2" office:value-type="string">
            <text:p text:style-name="P18">00:31:31:31:31:31</text:p>
          </table:table-cell>
        </table:table-row>
        <table:table-row table:style-name="Tabla2.1">
          <table:table-cell table:style-name="Tabla2.A2" office:value-type="string">
            <text:p text:style-name="P18">R4 (eth0)</text:p>
          </table:table-cell>
          <table:table-cell table:style-name="Tabla2.A2" office:value-type="string">
            <text:p text:style-name="P19">40.0.0.2 /8</text:p>
          </table:table-cell>
          <table:table-cell table:style-name="Tabla2.C2" office:value-type="string">
            <text:p text:style-name="P18">00:40:40:40:40:40</text:p>
          </table:table-cell>
        </table:table-row>
        <table:table-row table:style-name="Tabla2.1">
          <table:table-cell table:style-name="Tabla2.A2" office:value-type="string">
            <text:p text:style-name="P18">R4 (eth1)</text:p>
          </table:table-cell>
          <table:table-cell table:style-name="Tabla2.A2" office:value-type="string">
            <text:p text:style-name="P18"><text:span text:style-name="T3">172.22.3.1</text:span> /<text:span text:style-name="T3">21</text:span></text:p>
          </table:table-cell>
          <table:table-cell table:style-name="Tabla2.C2" office:value-type="string">
            <text:p text:style-name="P18">00:41:41:41:41:41</text:p>
          </table:table-cell>
        </table:table-row>
      </table:table>
      <text:p text:style-name="P14"/>
      <text:p text:style-name="P15">R1 es el router doméstico. R2 y R3 son routers de <text:span text:style-name="T4">Internet.</text:span> <text:s/>R4 es el router de la empresa donde está el servidor Web.</text:p>
      <text:p text:style-name="P14"/>
      <text:p text:style-name="P14">a) (0,<text:span text:style-name="T5">5</text:span> p.) Detecta el error que se ha cometido configurando las direcciones IP y corrígelo para realizar el resto del problema.</text:p>
      <text:p text:style-name="P14"/>
      <text:p text:style-name="P14">b) (0,5 p.) Escribe la tabla de enrutamiento de R<text:span text:style-name="T3">2</text:span> para que puedan <text:span text:style-name="T5">comunicarse </text:span>A, B y <text:span text:style-name="T5">C</text:span>.</text:p>
      <text:p text:style-name="P14"/>
      <text:p text:style-name="P14">c) (<text:span text:style-name="T5">0,5</text:span> p.) Di qué tipo de mensajes pasarán entre R4 y <text:span text:style-name="T3">C</text:span> en el caso de que se haya producido una petición web desde A a B, en qué orden <text:span text:style-name="T2">irán</text:span> pasando por el cable y en qué sentido van, suponiendo que no han habido comunicaciones previas entre R4 y <text:span text:style-name="T5">C</text:span>.</text:p>
      <text:p text:style-name="P14"/>
      <text:list xml:id="list2831792513" text:style-name="L13">
        <text:list-header>
          <text:p text:style-name="P37">d) (1,5 p.) Muestra el contenido de <text:span text:style-name="T3">las</text:span> trama<text:span text:style-name="T3">s</text:span> <text:span text:style-name="T3">generadas por</text:span> una petición web en los siguientes puntos rellenando tablas como la siguiente para cada un<text:span text:style-name="T3">a</text:span> de ell<text:span text:style-name="T3">a</text:span>s:</text:p>
        </text:list-header>
      </text:list>
      <text:p text:style-name="P16"/>
      <text:p text:style-name="P16">I) Entre A y R1<text:tab/><text:tab/> <text:s text:c="3"/>II) Entre R<text:span text:style-name="T3">2</text:span> y R<text:span text:style-name="T3">3</text:span><text:tab/><text:tab/>III) Entre R4 y <text:span text:style-name="T3">C</text:span></text:p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21">MAC Origen</text:p>
          </table:table-cell>
          <table:table-cell table:style-name="Tabla3.A1" office:value-type="string">
            <text:p text:style-name="P21">MAC Destino</text:p>
          </table:table-cell>
          <table:table-cell table:style-name="Tabla3.A1" office:value-type="string">
            <text:p text:style-name="P22">IP Origen</text:p>
          </table:table-cell>
          <table:table-cell table:style-name="Tabla3.A1" office:value-type="string">
            <text:p text:style-name="P22">IP Destino</text:p>
          </table:table-cell>
          <table:table-cell table:style-name="Tabla3.A1" office:value-type="string">
            <text:p text:style-name="P22">Puerto Origen</text:p>
          </table:table-cell>
          <table:table-cell table:style-name="Tabla3.A1" office:value-type="string">
            <text:p text:style-name="P22">Puerto Destino</text:p>
          </table:table-cell>
          <table:table-cell table:style-name="Tabla3.G1" office:value-type="string">
            <text:p text:style-name="P23">Mensaje Aplicación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G2" office:value-type="string"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5-11-24T09:19:57.771654508</meta:creation-date>
    <dc:date>2017-01-24T10:51:58.822231586</dc:date>
    <dc:creator>Usuario </dc:creator>
    <meta:editing-duration>PT2H10M30S</meta:editing-duration>
    <meta:editing-cycles>9</meta:editing-cycles>
    <meta:generator>LibreOffice/6.1.5.2$Linux_X86_64 LibreOffice_project/10$Build-2</meta:generator>
    <meta:document-statistic meta:table-count="3" meta:image-count="0" meta:object-count="0" meta:page-count="2" meta:paragraph-count="97" meta:word-count="703" meta:character-count="4009" meta:non-whitespace-character-count="3407"/>
  </office:meta>
</office:document-meta>
</file>